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 svg:font-family="Mangal"/>
    <style:font-face style:name="OpenSymbol1"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text-properties fo:font-style="normal" officeooo:rsid="13b1a615" officeooo:paragraph-rsid="44830bdf" style:font-style-asian="normal" style:font-style-complex="normal"/>
    </style:style>
    <style:style style:name="P3" style:family="paragraph" style:parent-style-name="Text_20_body">
      <style:text-properties fo:font-style="normal" officeooo:rsid="14ef3a03" officeooo:paragraph-rsid="44830bdf" style:font-style-asian="normal" style:font-style-complex="normal"/>
    </style:style>
    <style:style style:name="P4" style:family="paragraph" style:parent-style-name="Text_20_body">
      <style:text-properties fo:font-style="normal" officeooo:rsid="14ef3a03" officeooo:paragraph-rsid="44835033" style:font-style-asian="normal" style:font-style-complex="normal"/>
    </style:style>
    <style:style style:name="P5" style:family="paragraph" style:parent-style-name="Text_20_body">
      <style:text-properties fo:font-style="italic" officeooo:rsid="13af2e8e" officeooo:paragraph-rsid="44830bdf" style:font-style-asian="italic" style:font-style-complex="italic"/>
    </style:style>
    <style:style style:name="P6" style:family="paragraph" style:parent-style-name="Text_20_body">
      <style:text-properties fo:font-style="italic" officeooo:rsid="13af2e8e" officeooo:paragraph-rsid="44835033" style:font-style-asian="italic" style:font-style-complex="italic"/>
    </style:style>
    <style:style style:name="P7" style:family="paragraph" style:parent-style-name="Text_20_body">
      <style:text-properties fo:font-style="italic" officeooo:rsid="452437d1" officeooo:paragraph-rsid="44a6318b" style:font-style-asian="italic" style:font-style-complex="italic"/>
    </style:style>
    <style:style style:name="P8" style:family="paragraph" style:parent-style-name="Text_20_body">
      <style:text-properties officeooo:rsid="448bad02" officeooo:paragraph-rsid="448bad02"/>
    </style:style>
    <style:style style:name="P9" style:family="paragraph" style:parent-style-name="Text_20_body">
      <style:text-properties officeooo:rsid="448bad02" officeooo:paragraph-rsid="448f39ec"/>
    </style:style>
    <style:style style:name="P10" style:family="paragraph" style:parent-style-name="Text_20_body">
      <style:text-properties officeooo:rsid="448f0410" officeooo:paragraph-rsid="448f0410"/>
    </style:style>
    <style:style style:name="P11" style:family="paragraph" style:parent-style-name="Text_20_body">
      <style:text-properties officeooo:rsid="448f39ec" officeooo:paragraph-rsid="448f39ec"/>
    </style:style>
    <style:style style:name="P12" style:family="paragraph" style:parent-style-name="Text_20_body">
      <style:text-properties officeooo:rsid="44f6ceb5" officeooo:paragraph-rsid="44a45a12"/>
    </style:style>
    <style:style style:name="P13" style:family="paragraph" style:parent-style-name="Text_20_body">
      <style:text-properties officeooo:rsid="44b458af" officeooo:paragraph-rsid="44a45a12"/>
    </style:style>
    <style:style style:name="P14" style:family="paragraph" style:parent-style-name="Text_20_body">
      <style:text-properties officeooo:rsid="44c1638d" officeooo:paragraph-rsid="44a45a12"/>
    </style:style>
    <style:style style:name="P15" style:family="paragraph" style:parent-style-name="Text_20_body">
      <style:text-properties officeooo:rsid="453d6e7a" officeooo:paragraph-rsid="44a6318b"/>
    </style:style>
    <style:style style:name="P16" style:family="paragraph" style:parent-style-name="Text_20_body">
      <style:text-properties style:text-line-through-style="solid" style:text-line-through-type="single" officeooo:rsid="460a5ccc" officeooo:paragraph-rsid="44a67a7e"/>
    </style:style>
    <style:style style:name="P17" style:family="paragraph" style:parent-style-name="Text_20_body">
      <style:text-properties style:text-line-through-style="solid" style:text-line-through-type="single" officeooo:rsid="4511db86" officeooo:paragraph-rsid="44a67a7e"/>
    </style:style>
    <style:style style:name="P18" style:family="paragraph" style:parent-style-name="Text_20_body">
      <style:text-properties officeooo:rsid="4511db86" officeooo:paragraph-rsid="44a67a7e"/>
    </style:style>
    <style:style style:name="P19" style:family="paragraph" style:parent-style-name="Text_20_body">
      <style:text-properties officeooo:paragraph-rsid="44a76655"/>
    </style:style>
    <style:style style:name="P20" style:family="paragraph" style:parent-style-name="Example_20_Header">
      <style:text-properties officeooo:paragraph-rsid="44a76655"/>
    </style:style>
    <style:style style:name="P21" style:family="paragraph" style:parent-style-name="Example">
      <style:text-properties officeooo:paragraph-rsid="44a76655"/>
    </style:style>
    <style:style style:name="P22" style:family="paragraph" style:parent-style-name="Heading_20_2">
      <style:text-properties officeooo:paragraph-rsid="44ade013"/>
    </style:style>
    <style:style style:name="P23" style:family="paragraph" style:parent-style-name="Heading_20_3">
      <style:text-properties officeooo:paragraph-rsid="44a76fdd"/>
    </style:style>
    <style:style style:name="P24" style:family="paragraph" style:parent-style-name="Heading_20_3">
      <style:text-properties officeooo:paragraph-rsid="44a8184e"/>
    </style:style>
    <style:style style:name="P25" style:family="paragraph" style:parent-style-name="Heading_20_4">
      <style:text-properties officeooo:rsid="155ad101" officeooo:paragraph-rsid="44830bdf"/>
    </style:style>
    <style:style style:name="P26" style:family="paragraph" style:parent-style-name="Heading_20_4">
      <style:text-properties officeooo:paragraph-rsid="44830bdf"/>
    </style:style>
    <style:style style:name="P27" style:family="paragraph" style:parent-style-name="Heading_20_4">
      <style:text-properties officeooo:rsid="13bcde23" officeooo:paragraph-rsid="44835033"/>
    </style:style>
    <style:style style:name="P28" style:family="paragraph" style:parent-style-name="Heading_20_4">
      <style:text-properties officeooo:paragraph-rsid="44a67a7e"/>
    </style:style>
    <style:style style:name="P29" style:family="paragraph" style:parent-style-name="Heading_20_4">
      <style:text-properties officeooo:paragraph-rsid="44a6318b"/>
    </style:style>
    <style:style style:name="P30" style:family="paragraph" style:parent-style-name="Heading_20_4">
      <style:text-properties officeooo:paragraph-rsid="44a45a12"/>
    </style:style>
    <style:style style:name="P31" style:family="paragraph" style:parent-style-name="Heading_20_4">
      <style:text-properties officeooo:paragraph-rsid="44a76fdd"/>
    </style:style>
    <style:style style:name="P32" style:family="paragraph" style:parent-style-name="Heading_20_4">
      <style:text-properties officeooo:paragraph-rsid="44a92790"/>
    </style:style>
    <style:style style:name="P33" style:family="paragraph" style:parent-style-name="Heading_20_4">
      <style:text-properties officeooo:paragraph-rsid="44aa7c93"/>
    </style:style>
    <style:style style:name="P34" style:family="paragraph" style:parent-style-name="Heading_20_4">
      <style:text-properties officeooo:paragraph-rsid="44ac2577"/>
    </style:style>
    <style:style style:name="P35" style:family="paragraph" style:parent-style-name="Standard">
      <style:paragraph-properties fo:margin-top="0.199cm" fo:margin-bottom="0.101cm" loext:contextual-spacing="false"/>
      <style:text-properties officeooo:rsid="44f6ceb5" officeooo:paragraph-rsid="44aa7c93"/>
    </style:style>
    <style:style style:name="P36" style:family="paragraph" style:parent-style-name="Standard">
      <style:paragraph-properties fo:margin-top="0.199cm" fo:margin-bottom="0.101cm" loext:contextual-spacing="false"/>
      <style:text-properties officeooo:paragraph-rsid="44aced38"/>
    </style:style>
    <style:style style:name="P37" style:family="paragraph" style:parent-style-name="Standard">
      <style:paragraph-properties fo:margin-top="0.199cm" fo:margin-bottom="0.101cm" loext:contextual-spacing="false"/>
      <style:text-properties fo:font-style="normal" officeooo:rsid="44d8c297" officeooo:paragraph-rsid="44ade013" style:font-style-asian="normal" style:font-style-complex="normal"/>
    </style:style>
    <style:style style:name="P38" style:family="paragraph" style:parent-style-name="Standard">
      <style:paragraph-properties fo:margin-top="0.199cm" fo:margin-bottom="0.101cm" loext:contextual-spacing="false"/>
      <style:text-properties officeooo:paragraph-rsid="44ade013"/>
    </style:style>
    <style:style style:name="P39" style:family="paragraph" style:parent-style-name="Text_20_body" style:master-page-name="Standard">
      <style:paragraph-properties fo:text-align="end" style:justify-single-word="false" style:page-number="auto"/>
      <style:text-properties officeooo:paragraph-rsid="2590605e"/>
    </style:style>
    <style:style style:name="P40" style:family="paragraph" style:parent-style-name="Text_20_body">
      <style:text-properties officeooo:rsid="4486a873" officeooo:paragraph-rsid="44a76655"/>
    </style:style>
    <style:style style:name="P41" style:family="paragraph" style:parent-style-name="Text_20_body" style:list-style-name="L1">
      <style:text-properties officeooo:rsid="448034da" officeooo:paragraph-rsid="44823b7d"/>
    </style:style>
    <style:style style:name="P42" style:family="paragraph" style:parent-style-name="Text_20_body">
      <style:text-properties officeooo:rsid="44e02346" officeooo:paragraph-rsid="44a76fdd"/>
    </style:style>
    <style:style style:name="P43" style:family="paragraph" style:parent-style-name="Text_20_body">
      <style:text-properties officeooo:rsid="44da2fe6" officeooo:paragraph-rsid="44a76fdd"/>
    </style:style>
    <style:style style:name="P44" style:family="paragraph" style:parent-style-name="Text_20_body">
      <style:text-properties officeooo:rsid="44dabc93" officeooo:paragraph-rsid="44a76fdd"/>
    </style:style>
    <style:style style:name="P45" style:family="paragraph" style:parent-style-name="Text_20_body">
      <style:text-properties officeooo:rsid="44dc7e4a" officeooo:paragraph-rsid="44a76fdd"/>
    </style:style>
    <style:style style:name="P46" style:family="paragraph" style:parent-style-name="Text_20_body">
      <style:text-properties officeooo:rsid="44a78e92" officeooo:paragraph-rsid="44a8184e"/>
    </style:style>
    <style:style style:name="P47" style:family="paragraph" style:parent-style-name="Text_20_body">
      <style:text-properties officeooo:rsid="44aca76d" officeooo:paragraph-rsid="44a8184e"/>
    </style:style>
    <style:style style:name="P48" style:family="paragraph" style:parent-style-name="Text_20_body">
      <style:text-properties officeooo:rsid="44f6ceb5" officeooo:paragraph-rsid="44a45a12"/>
    </style:style>
    <style:style style:name="P49" style:family="paragraph" style:parent-style-name="Text_20_body">
      <style:text-properties officeooo:rsid="44f6ceb5" officeooo:paragraph-rsid="44a92790"/>
    </style:style>
    <style:style style:name="P50" style:family="paragraph" style:parent-style-name="Text_20_body">
      <style:text-properties officeooo:rsid="44b458af" officeooo:paragraph-rsid="44a92790"/>
    </style:style>
    <style:style style:name="P51" style:family="paragraph" style:parent-style-name="Text_20_body">
      <style:text-properties officeooo:paragraph-rsid="44aa7c93"/>
    </style:style>
    <style:style style:name="P52" style:family="paragraph" style:parent-style-name="Text_20_body">
      <style:text-properties officeooo:rsid="44e89774" officeooo:paragraph-rsid="44ac2577"/>
    </style:style>
    <style:style style:name="P53" style:family="paragraph" style:parent-style-name="Text_20_body">
      <style:text-properties fo:font-style="normal" officeooo:rsid="453d6e7a" officeooo:paragraph-rsid="44a6318b" style:font-style-asian="normal" style:font-style-complex="normal"/>
    </style:style>
    <style:style style:name="P54" style:family="paragraph" style:parent-style-name="Text_20_body">
      <style:paragraph-properties fo:margin-top="0.199cm" fo:margin-bottom="0.101cm" loext:contextual-spacing="false"/>
      <style:text-properties officeooo:rsid="44aacf9e" officeooo:paragraph-rsid="44a8184e"/>
    </style:style>
    <style:style style:name="P55" style:family="paragraph" style:parent-style-name="Text_20_body">
      <style:paragraph-properties fo:margin-top="0.199cm" fo:margin-bottom="0.101cm" loext:contextual-spacing="false"/>
      <style:text-properties officeooo:rsid="44e89774" officeooo:paragraph-rsid="44ac2577"/>
    </style:style>
    <style:style style:name="T1" style:family="text">
      <style:text-properties fo:font-style="normal" officeooo:rsid="14052f0b" style:font-style-asian="normal" style:font-style-complex="normal"/>
    </style:style>
    <style:style style:name="T2" style:family="text">
      <style:text-properties fo:font-style="normal" officeooo:rsid="14b49fa1" style:font-style-asian="normal" style:font-style-complex="normal"/>
    </style:style>
    <style:style style:name="T3" style:family="text">
      <style:text-properties fo:font-style="normal" officeooo:rsid="14a6d53d" style:font-style-asian="normal" style:font-style-complex="normal"/>
    </style:style>
    <style:style style:name="T4" style:family="text">
      <style:text-properties fo:font-style="normal" officeooo:rsid="14b621cc" style:font-style-asian="normal" style:font-style-complex="normal"/>
    </style:style>
    <style:style style:name="T5" style:family="text">
      <style:text-properties fo:font-style="normal" officeooo:rsid="14a2bfb5" style:font-style-asian="normal" style:font-style-complex="normal"/>
    </style:style>
    <style:style style:name="T6" style:family="text">
      <style:text-properties fo:font-style="normal" officeooo:rsid="14a46d87" style:font-style-asian="normal" style:font-style-complex="normal"/>
    </style:style>
    <style:style style:name="T7" style:family="text">
      <style:text-properties fo:font-style="normal" officeooo:rsid="14debc6e" style:font-style-asian="normal" style:font-style-complex="normal"/>
    </style:style>
    <style:style style:name="T8" style:family="text">
      <style:text-properties fo:font-style="normal" officeooo:rsid="14ab6b2d" style:font-style-asian="normal" style:font-style-complex="normal"/>
    </style:style>
    <style:style style:name="T9" style:family="text">
      <style:text-properties fo:font-style="normal" officeooo:rsid="14ad1703" style:font-style-asian="normal" style:font-style-complex="normal"/>
    </style:style>
    <style:style style:name="T10" style:family="text">
      <style:text-properties fo:font-style="normal" officeooo:rsid="14e779ca" style:font-style-asian="normal" style:font-style-complex="normal"/>
    </style:style>
    <style:style style:name="T11" style:family="text">
      <style:text-properties fo:font-style="normal" officeooo:rsid="44927482" style:font-style-asian="normal" style:font-style-complex="normal"/>
    </style:style>
    <style:style style:name="T12" style:family="text">
      <style:text-properties fo:font-style="normal" officeooo:rsid="44c31033" style:font-style-asian="normal" style:font-style-complex="normal"/>
    </style:style>
    <style:style style:name="T13" style:family="text">
      <style:text-properties fo:font-style="normal" officeooo:rsid="44b6e7a6" style:font-style-asian="normal" style:font-style-complex="normal"/>
    </style:style>
    <style:style style:name="T14" style:family="text">
      <style:text-properties fo:font-style="normal" officeooo:rsid="44b62ce5" style:font-style-asian="normal" style:font-style-complex="normal"/>
    </style:style>
    <style:style style:name="T15" style:family="text">
      <style:text-properties officeooo:rsid="44823b7d"/>
    </style:style>
    <style:style style:name="T16" style:family="text">
      <style:text-properties officeooo:rsid="44830bdf"/>
    </style:style>
    <style:style style:name="T17" style:family="text">
      <style:text-properties officeooo:rsid="4a185db2"/>
    </style:style>
    <style:style style:name="T18" style:family="text">
      <style:text-properties officeooo:rsid="15b70e3d"/>
    </style:style>
    <style:style style:name="T19" style:family="text">
      <style:text-properties officeooo:rsid="14debc6e"/>
    </style:style>
    <style:style style:name="T20" style:family="text">
      <style:text-properties officeooo:rsid="14052f0b"/>
    </style:style>
    <style:style style:name="T21" style:family="text">
      <style:text-properties fo:font-style="italic" style:font-style-asian="italic" style:font-style-complex="italic"/>
    </style:style>
    <style:style style:name="T22" style:family="text">
      <style:text-properties fo:font-style="italic" officeooo:rsid="13b3d86b" style:font-style-asian="italic" style:font-style-complex="italic"/>
    </style:style>
    <style:style style:name="T23" style:family="text">
      <style:text-properties fo:font-style="italic" officeooo:rsid="14ef52e4" style:font-style-asian="italic" style:font-style-complex="italic"/>
    </style:style>
    <style:style style:name="T24" style:family="text">
      <style:text-properties fo:font-style="italic" officeooo:rsid="44830bdf" style:font-style-asian="italic" style:font-style-complex="italic"/>
    </style:style>
    <style:style style:name="T25" style:family="text">
      <style:text-properties fo:font-style="italic" officeooo:rsid="13af2e8e" style:font-style-asian="italic" style:font-style-complex="italic"/>
    </style:style>
    <style:style style:name="T26" style:family="text">
      <style:text-properties fo:font-style="italic" officeooo:rsid="450c2fea" style:font-style-asian="italic" style:font-style-complex="italic"/>
    </style:style>
    <style:style style:name="T27" style:family="text">
      <style:text-properties fo:font-style="italic" officeooo:rsid="452437d1" style:font-style-asian="italic" style:font-style-complex="italic"/>
    </style:style>
    <style:style style:name="T28" style:family="text">
      <style:text-properties fo:font-style="italic" officeooo:rsid="4605eb6c" style:font-style-asian="italic" style:font-style-complex="italic"/>
    </style:style>
    <style:style style:name="T29" style:family="text">
      <style:text-properties fo:font-style="italic" officeooo:rsid="44a05705" style:font-style-asian="italic" style:font-style-complex="italic"/>
    </style:style>
    <style:style style:name="T30" style:family="text">
      <style:text-properties fo:font-style="italic" officeooo:rsid="449a4333" style:font-style-asian="italic" style:font-style-complex="italic"/>
    </style:style>
    <style:style style:name="T31" style:family="text">
      <style:text-properties fo:font-style="italic" officeooo:rsid="44927482" style:font-style-asian="italic" style:font-style-complex="italic"/>
    </style:style>
    <style:style style:name="T32" style:family="text">
      <style:text-properties fo:font-style="italic" style:text-underline-style="none" officeooo:rsid="45e175d2" style:font-style-asian="italic" style:font-style-complex="italic"/>
    </style:style>
    <style:style style:name="T33" style:family="text">
      <style:text-properties officeooo:rsid="155cc408"/>
    </style:style>
    <style:style style:name="T34" style:family="text">
      <style:text-properties officeooo:rsid="13b3d86b"/>
    </style:style>
    <style:style style:name="T35" style:family="text">
      <style:text-properties officeooo:rsid="14f507b1"/>
    </style:style>
    <style:style style:name="T36" style:family="text">
      <style:text-properties officeooo:rsid="14f54ff5"/>
    </style:style>
    <style:style style:name="T37" style:family="text">
      <style:text-properties officeooo:rsid="14ef52e4"/>
    </style:style>
    <style:style style:name="T38" style:family="text">
      <style:text-properties officeooo:rsid="14e10e7b"/>
    </style:style>
    <style:style style:name="T39" style:family="text">
      <style:text-properties officeooo:rsid="14a5d507"/>
    </style:style>
    <style:style style:name="T40" style:family="text">
      <style:text-properties officeooo:rsid="13af2e8e"/>
    </style:style>
    <style:style style:name="T41" style:family="text">
      <style:text-properties officeooo:rsid="13c7b16f"/>
    </style:style>
    <style:style style:name="T42" style:family="text">
      <style:text-properties officeooo:rsid="14e5ca45"/>
    </style:style>
    <style:style style:name="T43" style:family="text">
      <style:text-properties officeooo:rsid="14e779ca"/>
    </style:style>
    <style:style style:name="T44" style:family="text">
      <style:text-properties officeooo:rsid="44835033"/>
    </style:style>
    <style:style style:name="T45" style:family="text">
      <style:text-properties fo:font-variant="normal" fo:text-transform="none" fo:color="#cb0000" style:font-name="Roboto" fo:font-size="5.55000019073486pt" fo:letter-spacing="normal" fo:font-style="normal" fo:font-weight="normal" fo:background-color="#ffffff" loext:char-shading-value="0"/>
    </style:style>
    <style:style style:name="T46" style:family="text">
      <style:text-properties fo:font-variant="normal" fo:text-transform="none" fo:color="#444444" style:font-name="Roboto" fo:font-size="5.55000019073486pt" fo:letter-spacing="normal" fo:font-style="normal" fo:font-weight="normal"/>
    </style:style>
    <style:style style:name="T47" style:family="text">
      <style:text-properties fo:font-variant="normal" fo:text-transform="none" fo:color="#444444" fo:font-size="5.55000019073486pt" fo:letter-spacing="normal" fo:font-style="normal" fo:font-weight="bold"/>
    </style:style>
    <style:style style:name="T48" style:family="text">
      <style:text-properties fo:font-variant="normal" fo:text-transform="none" fo:color="#444444" fo:font-size="5.55000019073486pt" fo:letter-spacing="normal" fo:font-style="normal" fo:font-weight="bold" officeooo:rsid="448f39ec"/>
    </style:style>
    <style:style style:name="T49" style:family="text">
      <style:text-properties fo:font-variant="normal" fo:text-transform="none" fo:color="#444444" fo:letter-spacing="normal"/>
    </style:style>
    <style:style style:name="T50" style:family="text">
      <style:text-properties officeooo:rsid="448e02a2"/>
    </style:style>
    <style:style style:name="T51" style:family="text">
      <style:text-properties officeooo:rsid="448f0410"/>
    </style:style>
    <style:style style:name="T52" style:family="text">
      <style:text-properties officeooo:rsid="448f39ec"/>
    </style:style>
    <style:style style:name="T53" style:family="text">
      <style:text-properties officeooo:rsid="44f7ed28"/>
    </style:style>
    <style:style style:name="T54" style:family="text">
      <style:text-properties officeooo:rsid="44a4cc17"/>
    </style:style>
    <style:style style:name="T55" style:family="text">
      <style:text-properties officeooo:rsid="45e175d2"/>
    </style:style>
    <style:style style:name="T56" style:family="text">
      <style:text-properties officeooo:rsid="453d6e7a"/>
    </style:style>
    <style:style style:name="T57" style:family="text">
      <style:text-properties officeooo:rsid="464ce6a4"/>
    </style:style>
    <style:style style:name="T58" style:family="text">
      <style:text-properties officeooo:rsid="45db372b"/>
    </style:style>
    <style:style style:name="T59" style:family="text">
      <style:text-properties officeooo:rsid="452437d1"/>
    </style:style>
    <style:style style:name="T60" style:family="text">
      <style:text-properties officeooo:rsid="459e7c2e"/>
    </style:style>
    <style:style style:name="T61" style:family="text">
      <style:text-properties officeooo:rsid="45a06371"/>
    </style:style>
    <style:style style:name="T62" style:family="text">
      <style:text-properties officeooo:rsid="45dc04e0"/>
    </style:style>
    <style:style style:name="T63" style:family="text">
      <style:text-properties officeooo:rsid="4605eb6c"/>
    </style:style>
    <style:style style:name="T64" style:family="text">
      <style:text-properties style:text-line-through-style="solid" style:text-line-through-type="single"/>
    </style:style>
    <style:style style:name="T65" style:family="text">
      <style:text-properties style:text-line-through-style="solid" style:text-line-through-type="single" fo:font-style="italic" fo:font-weight="bold" style:font-style-asian="italic" style:font-weight-asian="bold" style:font-style-complex="italic" style:font-weight-complex="bold"/>
    </style:style>
    <style:style style:name="T66" style:family="text">
      <style:text-properties style:text-line-through-style="solid" style:text-line-through-type="single" fo:font-style="italic" fo:font-weight="bold" officeooo:rsid="453557e3" style:font-style-asian="italic" style:font-weight-asian="bold" style:font-style-complex="italic" style:font-weight-complex="bold"/>
    </style:style>
    <style:style style:name="T67" style:family="text">
      <style:text-properties style:text-line-through-style="solid" style:text-line-through-type="single" fo:font-style="italic" style:font-style-asian="italic" style:font-style-complex="italic"/>
    </style:style>
    <style:style style:name="T68" style:family="text">
      <style:text-properties officeooo:rsid="44a05705"/>
    </style:style>
    <style:style style:name="T69" style:family="text">
      <style:text-properties officeooo:rsid="46485e47"/>
    </style:style>
    <style:style style:name="T70" style:family="text">
      <style:text-properties officeooo:rsid="452ab69f"/>
    </style:style>
    <style:style style:name="T71" style:family="text">
      <style:text-properties officeooo:rsid="44abd05e"/>
    </style:style>
    <style:style style:name="T72" style:family="text">
      <style:text-properties officeooo:rsid="44a913d8"/>
    </style:style>
    <style:style style:name="T73" style:family="text">
      <style:text-properties officeooo:rsid="44ae60a9"/>
    </style:style>
    <style:style style:name="T74" style:family="text">
      <style:text-properties officeooo:rsid="45c7672a"/>
    </style:style>
    <style:style style:name="T75" style:family="text">
      <style:text-properties officeooo:rsid="45c88421"/>
    </style:style>
    <style:style style:name="T76" style:family="text">
      <style:text-properties officeooo:rsid="44c0b8db"/>
    </style:style>
    <style:style style:name="T77" style:family="text">
      <style:text-properties officeooo:rsid="44aa7c93"/>
    </style:style>
    <style:style style:name="T78" style:family="text">
      <style:text-properties officeooo:rsid="450321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h text:style-name="Heading_20_2" text:outline-level="2"><text:bookmark-start text:name="__RefHeading___Toc301_2547754490"/>Léčivé kameny<text:bookmark-end text:name="__RefHeading___Toc301_2547754490"/></text:h>
      <text:p text:style-name="P8">/<text:span text:style-name="T52">*</text:span></text:p>
      <text:p text:style-name="P11">Ceny:<text:line-break/>- Pětinásobek ceny neočarovaného kamene.</text:p>
      <text:p text:style-name="P11">*/</text:p>
      <text:p text:style-name="P8">/<text:span text:style-name="T51">*</text:span></text:p>
      <text:p text:style-name="P10">Oslepení a ohlušení asi nebrat. Jsou to stavy, takže bych musel rozšířit pravidlo, že léčivé kameny léčí životy. Navíc by to asi byl moc jednoduchej a univerzální způsob, jak se těch status efektů zbavit</text:p>
      <text:p text:style-name="P8"><text:span text:style-name="Strong_20_Emphasis"><text:span text:style-name="T47">Zlomenina</text:span></text:span><text:span text:style-name="T49"> </text:span><text:span text:style-name="T46">- magnezit, kalcit</text:span></text:p>
      <text:p text:style-name="P9">Oslepení<text:line-break/><text:span text:style-name="Strong_20_Emphasis"><text:span text:style-name="T48">Zrak:</text:span></text:span><text:span text:style-name="T50"> </text:span><text:a xlink:type="simple" xlink:href="https://www.drahekamenyonline.cz/ametyst/" text:style-name="Internet_20_link" text:visited-style-name="Visited_20_Internet_20_Link"><text:span text:style-name="T45">ametyst</text:span></text:a><text:span text:style-name="T46">, beryl, achát, korál, malachit, aventurín, </text:span><text:a xlink:type="simple" xlink:href="https://www.drahekamenyonline.cz/kristal/" text:style-name="Internet_20_link" text:visited-style-name="Visited_20_Internet_20_Link"><text:span text:style-name="T45">křišťál</text:span></text:a><text:span text:style-name="T46">, smaragd, akvamarín, chryzoberyl, magnetit, zlatý topaz, olivín, rubín, safír, jantar, tygří oko, obsidián</text:span> </text:p>
      <text:p text:style-name="P8">Ohlušení<text:line-break/><text:span text:style-name="Strong_20_Emphasis"><text:span text:style-name="T47">Sluch</text:span></text:span><text:span text:style-name="T49"> </text:span><text:span text:style-name="T46">- onyx, jaspis, sarder</text:span></text:p>
      <text:p text:style-name="Text_20_body">*/</text:p>
      <text:p text:style-name="P20">Poznámka:</text:p>
      <text:p text:style-name="P19">/<text:span text:style-name="T69">* TODO: Přepsat, léčivá mast bude dělat něco jinýho */</text:span></text:p>
      <text:p text:style-name="P40">Léčivé kameny jsou velice vzácné, obyčejně nejdou jen tak koupit.</text:p>
      <text:p text:style-name="P21"><text:soft-page-break/>Tím, jestli dáš léčivé kameny do hry, můžeš výrazně ovlivnit rychlost léčení postav. <text:span text:style-name="T68">Když je budou mít k dispozici, spolu s </text:span><text:span text:style-name="T29">hojivou mastí</text:span><text:span text:style-name="T68"> a </text:span><text:span text:style-name="T29">ošetřováním zranění</text:span><text:span text:style-name="T68"> se většinou obejdou bez hraničářského </text:span><text:span text:style-name="T29">hojivého doteku</text:span><text:span text:style-name="T68">. Pokud tedy máš v družině hraničáře, léčivými kameny spíš šetři a vyhýbej se hlavně </text:span><text:span text:style-name="T29">očarovanému hematitu</text:span><text:span text:style-name="T68"> a </text:span><text:span text:style-name="T29">očarovanému kalcitu</text:span><text:span text:style-name="T68">, protože sečná, bodná a drtivá zranění jsou zdaleka nejčastější.</text:span></text:p>
      <text:h text:style-name="P23" text:outline-level="3">Amulety a náhrdelníky</text:h>
      <text:p text:style-name="P43">Ochranné amulety: Dávají výhodu na obranu proti XY (ale jen na obranu, ne na útok).<text:line-break/>- <text:span text:style-name="T70">to je suchý. Místo toho spíš pohltí jeden útok příslušného druhu? Nebo na ně kašlat.</text:span></text:p>
      <text:p text:style-name="P44">TODO: Dát jim příslušné kameny (asi stejné jako při léčení)</text:p>
      <text:h text:style-name="P31" text:outline-level="4">-Amulet proti ohni</text:h>
      <text:p text:style-name="P45">Rubín</text:p>
      <text:h text:style-name="P31" text:outline-level="4">-Amulet proti mrazu</text:h>
      <text:p text:style-name="P42">Safír</text:p>
      <text:h text:style-name="P31" text:outline-level="4">-Amulet proti bleskům</text:h>
      <text:p text:style-name="P42">Topaz</text:p>
      <text:h text:style-name="P31" text:outline-level="4">-Amulet proti duševním útokům</text:h>
      <text:p text:style-name="P42">Křišťál</text:p>
      <text:h text:style-name="P24" text:outline-level="3"><text:soft-page-break/>Sesílání kouzel z předmětů</text:h>
      <text:p text:style-name="P46">Když má <text:span text:style-name="T72">předmět sesílající kouzlo</text:span> omezený počet použití, <text:span text:style-name="T72">může ho použít</text:span> kdokoliv. Když to umožňuje sesílat kouzlo neomezeně, může ho používat pouze kouzelník.</text:p>
      <text:p text:style-name="P47">Kouzlo se každopádně sesílá vyslovením sesílací formule a je k tomu potřeba soustředění.</text:p>
      <text:p text:style-name="P54">IDEA: Některé hůlky či jiné předměty kouzelníkovi umožní sesílat kouzlo, jako kdyby si ho připravil?<text:line-break/>- <text:span text:style-name="T71">tj. bylo by to do stejnýho „slotu“ jako kouzlo připravený ze svitku.</text:span></text:p>
      <text:h text:style-name="Heading_20_1" text:outline-level="1"><text:bookmark-start text:name="__RefHeading___Toc303_2547754490"/>Neobvyklé předměty<text:bookmark-end text:name="__RefHeading___Toc303_2547754490"/></text:h>
      <text:list xml:id="list2638114976" text:style-name="L1">
        <text:list-item>
          <text:p text:style-name="P41"><text:span text:style-name="T15">s</text:span>irky</text:p>
        </text:list-item>
        <text:list-item>
          <text:p text:style-name="P41">zapalovač</text:p>
        </text:list-item>
      </text:list>
      <text:h text:style-name="Heading_20_1" text:outline-level="1"><text:bookmark-start text:name="__RefHeading___Toc305_2547754490"/>Schopnosti předmětů<text:bookmark-end text:name="__RefHeading___Toc305_2547754490"/></text:h>
      <text:h text:style-name="P25" text:outline-level="4">Aura <text:span text:style-name="T18">odvahy</text:span></text:h>
      <text:p text:style-name="P5"><text:span text:style-name="T19">Dosah:</text:span><text:span text:style-name="T1"> </text:span><text:span text:style-name="T2">krátký</text:span><text:span text:style-name="T3"> (</text:span><text:span text:style-name="T4">1</text:span><text:span text:style-name="T3">b)</text:span><text:span text:style-name="T20"><text:line-break/>Rozsah:</text:span><text:span text:style-name="T1"> </text:span><text:span text:style-name="T5">všechno v dosahu </text:span><text:span text:style-name="T6">(</text:span><text:span text:style-name="T7">6</text:span><text:span text:style-name="T6">b)</text:span></text:p>
      <text:p text:style-name="P2">Po dobu <text:span text:style-name="T21">soustředění</text:span> <text:span text:style-name="T33">kolem tebe bude neviditelná aura dodávající odvahu. Všichni uvnitř, s výjimkou těch, které určíš, jsou</text:span> <text:span text:style-name="T34">imunní proti jakékoliv formě </text:span><text:span text:style-name="T22">strachu</text:span><text:span text:style-name="T34"> i </text:span><text:span text:style-name="T22">děsu</text:span><text:span text:style-name="T34"> a dokáží dělat věci, k nimž by se jinak neodhodlali.</text:span></text:p>
      <text:p text:style-name="P2">/<text:span text:style-name="T17">* Tohle když bude mít nějaká postava, tak to bude přebíjet válečnickou neohroženost. Takže spíš asi nebrat. Možná nějakej artefakt by to mohl mít */</text:span></text:p>
      <text:h text:style-name="P26" text:outline-level="4">Aura strachu</text:h>
      <text:p text:style-name="P5"><text:span text:style-name="T38">Hod</text:span>: +<text:span text:style-name="T19">1 proti Duši (3b)<text:line-break/>Dosah:</text:span><text:span text:style-name="T1"> </text:span><text:span text:style-name="T2">krátký</text:span><text:span text:style-name="T3"> (</text:span><text:span text:style-name="T4">1</text:span><text:span text:style-name="T3">b)</text:span><text:span text:style-name="T20"><text:line-break/>Rozsah:</text:span><text:span text:style-name="T1"> </text:span><text:span text:style-name="T5">všechno v dosahu </text:span><text:span text:style-name="T6">(</text:span><text:span text:style-name="T7">6</text:span><text:span text:style-name="T6">b)<text:line-break/></text:span><text:span text:style-name="T39">Efekt: Vytvoření nevýhody (6b)</text:span></text:p>
      <text:p text:style-name="P3">Po dobu <text:span text:style-name="T21">soustředění</text:span> kolem tebe bude zlověstná aura <text:span text:style-name="T21">strachu</text:span>. Každý, kdo <text:span text:style-name="T35">se v ní nachází, nebo do ní později</text:span> vstoupí, <text:span text:style-name="T36">s výjimkou cílů, které z účinku vyloučíš,</text:span> se musí bránit Duší proti <text:span text:style-name="T21">vytvoření nevýhody</text:span> tvým hodem na seslání. <text:span text:style-name="T37">Kdo se jednou ubrání, znovu si už házet nemusí. Strach trvá i po opuštění dosahu kouzla. Ukončením tvého </text:span><text:span text:style-name="T23">soustředění</text:span><text:span text:style-name="T37"> strach pomine a spolu s ním i z něj plynoucí nevýhody.</text:span></text:p>
      <text:p text:style-name="P3">/<text:span text:style-name="T16">* Tohle v zásadě umí </text:span><text:span text:style-name="T24">koruna strachu</text:span><text:span text:style-name="T16"> */</text:span></text:p>
      <text:h text:style-name="P27" text:outline-level="4"><text:soft-page-break/>Aura <text:span text:style-name="T41">moci</text:span></text:h>
      <text:p text:style-name="P6"><text:span text:style-name="T42">H</text:span>od: +<text:span text:style-name="T43">5 na obranu (jen 9b, protože +2 je z plné obrany)<text:line-break/>Dosah:</text:span><text:span text:style-name="T1"> </text:span><text:span text:style-name="T8">krátký </text:span><text:span text:style-name="T9">(1b)</text:span><text:span text:style-name="T20"><text:line-break/>Rozsah:</text:span><text:span text:style-name="T1"> </text:span><text:span text:style-name="T5">všechno v dosahu </text:span><text:span text:style-name="T6">(</text:span><text:span text:style-name="T10">6</text:span><text:span text:style-name="T6">b)</text:span></text:p>
      <text:p text:style-name="P4"><text:span text:style-name="T40">Po dobu </text:span><text:span text:style-name="T25">soustředění</text:span><text:span text:style-name="T40">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4">/<text:span text:style-name="T44">* Možná nějaká královská regálie? */</text:span></text:p>
      <text:h text:style-name="Heading_20_2" text:outline-level="2">Deprecated verze předmětů</text:h>
      <text:h text:style-name="P28" text:outline-level="4">Prsten uhranutí</text:h>
      <text:p text:style-name="P18"><text:span text:style-name="T64">Tento prsten umožňuje vyslovením formule </text:span><text:span text:style-name="T66">*</text:span><text:span text:style-name="T65">Hašáh</text:span><text:span text:style-name="T66">*</text:span><text:span text:style-name="T64"> seslat kouzlo </text:span><text:span text:style-name="T67">sugesce</text:span><text:span text:style-name="T64">. Několik hodin poté ale budeš hlasitě škytat a zívat a nebudeš mít chuť k jídlu. Znovu můžeš </text:span><text:span text:style-name="T67">prsten uhranutí</text:span><text:span text:style-name="T64"> použít, až když tyto příznaky odezní.</text:span></text:p>
      <text:p text:style-name="P17">/<text:span text:style-name="T63">* Úplně se mi to nelíbí. Možná tomu dát stejnej efekt, ale aby to nebylo kouzlo. Tj. „Když se někomu upřeně zadíváš do očí, můžeš mu dát jeden příkaz, stejně jako kdybys na něj seslal kouzlo </text:span><text:span text:style-name="T28">sugesce</text:span><text:span text:style-name="T63">“ */</text:span></text:p>
      <text:p text:style-name="P16">IDEA: Vůbec to nebude dělat sugesci. Udělá to upřeným pohledem přesně to, co se očekává od uhranutí – škytání, zívání a tak.</text:p>
      <text:h text:style-name="P29" text:outline-level="4">-Prsten neviditelnosti</text:h>
      <text:p text:style-name="P7"><text:span text:style-name="T56">M</text:span>asivní platinový prsten s <text:span text:style-name="T57">tlumeně žhnoucím</text:span> čirým diamantem</text:p>
      <text:p text:style-name="P15"><text:soft-page-break/>Pokud diamant na tomto prstenu <text:span text:style-name="T58">žhne</text:span>, <text:span text:style-name="T58">na staneš se </text:span>neviditelným <text:span text:style-name="T59">spolu se vším, co neseš, stejně jako kdyby na tebe bylo sesláno kouzlo </text:span><text:span text:style-name="T27">neviditelnost</text:span><text:span text:style-name="T59">. Jakmile si prsten sundáš, neviditelnost skončí a vsazený diamant pohasne. Jakmile na oblohu vyjde úplněk, diamant se opět rozzáří a prsten bude opět možné jednou použít.</text:span></text:p>
      <text:p text:style-name="P15">/<text:span text:style-name="T60">* Dobíjení za úplňku se mi nelíbí a k neviditelnosti se navíc moc nehodí */</text:span></text:p>
      <text:p text:style-name="P15">- <text:span text:style-name="T61">celý prsten ztmavne a je ho potřeba kompletně vycídit? Taky nic moc.</text:span></text:p>
      <text:p text:style-name="P15">- <text:span text:style-name="T62">jedno použití? Prostě to castne invis. Tohle zní nejlíp.</text:span></text:p>
      <text:p text:style-name="P53">/<text:span text:style-name="T55">* Asi na něj kašlat, </text:span><text:span text:style-name="T32">plášť neviditelnosti</text:span><text:span text:style-name="T55"> je lepší */</text:span></text:p>
      <text:h text:style-name="P22" text:outline-level="2">Štíty</text:h>
      <text:p text:style-name="P38">-- zbraně a zbroje budou spíš o magických materiálech – respektive bonus ke KZ a ke zranění bude. Vlastní „magičnost“ by měla dělat něco extra – zářit, planout ohněm, atd. (pozor na to, aby to nepůsobilo dojmem používání efektů kouzel).</text:p>
      <text:p text:style-name="P38">-- Elemental protection (zbroj s očarováním proti ohni, atp.): Přidává ochranu proti elementu</text:p>
      <text:p text:style-name="P37">IDEA: Zbraň schopná pohlcovat kouzla.<text:line-break/>- čím se bude házet? Nebo ničím? Udělá to jednou za čas, ale automaticky (musíš ji držet v ruce).</text:p>
      <text:h text:style-name="Heading_20_1" text:outline-level="1"><text:span text:style-name="T54">Vy</text:span>řazené přeměty</text:h>
      <text:h text:style-name="P30" text:outline-level="4">-Prsten nehmotnosti</text:h>
      <text:p text:style-name="P13"><text:span text:style-name="T26">Nákup:</text:span><text:span text:style-name="T11"> </text:span><text:span text:style-name="T12">60</text:span><text:span text:style-name="T13">0</text:span><text:span text:style-name="T14"> zl</text:span><text:span text:style-name="T21"><text:line-break/>Úrovně:</text:span> mistrovské</text:p>
      <text:p text:style-name="P14">Postava bude nehmotná, prsten zůstane hmotný.</text:p>
      <text:p text:style-name="P14">Můžeš projít všude, kde projde prsten.</text:p>
      <text:p text:style-name="P14">Když někdo prsten chytí, zhmotní tě to (co když jsi zrovna ve stěně?)</text:p>
      <text:p text:style-name="P12">IDEA: Když se někdo prstenu dotkne, znehmotní se taky a může s tebou bojovat?</text:p>
      <text:p text:style-name="P12">/<text:span text:style-name="T53">* Tohle je divný, asi na to kašlat */</text:span></text:p>
      <text:h text:style-name="P32" text:outline-level="4">-Horký kámen</text:h>
      <text:p text:style-name="P50"><text:span text:style-name="T30">Prodej</text:span><text:span text:style-name="T31">:</text:span><text:span text:style-name="T11"> </text:span><text:span text:style-name="T14">5 zl</text:span><text:span text:style-name="T21"><text:line-break/>Úrovně:</text:span> základní</text:p>
      <text:p text:style-name="P50">/<text:span text:style-name="T74">* Místo toho jsou amulety */</text:span></text:p>
      <text:h text:style-name="P32" text:outline-level="4">-Ledový kámen</text:h>
      <text:p text:style-name="P50"><text:span text:style-name="T30">Prodej</text:span><text:span text:style-name="T31">:</text:span><text:span text:style-name="T11"> </text:span><text:span text:style-name="T14">5 zl</text:span><text:span text:style-name="T21"><text:line-break/>Úrovně:</text:span> základní</text:p>
      <text:p text:style-name="P50">/<text:span text:style-name="T74">* Místo toho jsou amulety */</text:span></text:p>
      <text:h text:style-name="P32" text:outline-level="4"><text:soft-page-break/>-Dýchací skřipka</text:h>
      <text:p text:style-name="P50"><text:span text:style-name="T30">Prodej</text:span><text:span text:style-name="T31">:</text:span><text:span text:style-name="T11"> </text:span><text:span text:style-name="T14">10 zl</text:span><text:span text:style-name="T21"><text:line-break/>Úrovně:</text:span> základní</text:p>
      <text:p text:style-name="P50">/<text:span text:style-name="T75">* Radši amulet */</text:span></text:p>
      <text:h text:style-name="P32" text:outline-level="4">-Kouzelná lampa</text:h>
      <text:p text:style-name="P50"><text:span text:style-name="T30">Prodej</text:span><text:span text:style-name="T31">:</text:span><text:span text:style-name="T11"> </text:span><text:span text:style-name="T14">20 zl</text:span><text:span text:style-name="T21"><text:line-break/>Úrovně:</text:span> pokročilé</text:p>
      <text:p text:style-name="P49">- <text:span text:style-name="T73">infinite light se mi moc nelíbí.</text:span></text:p>
      <text:h text:style-name="P33" text:outline-level="4">-Hůlka ohně/mrazu/blesků</text:h>
      <text:p text:style-name="P51">- <text:span text:style-name="T76">zvedá zranění ohněm/mrazem/bleskem (o 1kz?)</text:span></text:p>
      <text:p text:style-name="P35">elemental focus (hůlka posilující ohnivou magii, atp): Zvyšuje zranění elementem</text:p>
      <text:p text:style-name="P35">/<text:span text:style-name="T77">* Dává to jen bonus, což není moc zajímavý */</text:span></text:p>
      <text:h text:style-name="P34" text:outline-level="4">-Svaté kopí</text:h>
      <text:p text:style-name="P52">- přidané zranění 3kz proti nemrtvým (neodečítá se zbroj)</text:p>
      <text:p text:style-name="P55">/<text:span text:style-name="T78">* Pokud bude na nemrtvé účinkovat svěcená voda, tak dává smysl i svaté kopí a naopak nedává smysl meč noci.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 svg:font-family="Mangal"/>
    <style:font-face style:name="OpenSymbol1"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7T15:33:03.127000000</dc:date>
    <meta:print-date>2113-01-01T00:00:00</meta:print-date>
    <meta:editing-cycles>21811</meta:editing-cycles>
    <meta:editing-duration>P65DT18H29S</meta:editing-duration>
    <meta:generator>LibreOffice/6.3.2.2$Windows_X86_64 LibreOffice_project/98b30e735bda24bc04ab42594c85f7fd8be07b9c</meta:generator>
    <dc:creator>York </dc:creator>
    <meta:document-statistic meta:table-count="0" meta:image-count="0" meta:object-count="0" meta:page-count="9" meta:paragraph-count="89" meta:word-count="988" meta:character-count="6043" meta:non-whitespace-character-count="5141"/>
  </office:meta>
</office:document-meta>
</file>